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443cm" fo:margin-left="0cm" table:align="left"/>
    </style:style>
    <style:style style:name="Table1.A" style:family="table-column">
      <style:table-column-properties style:column-width="4.191cm"/>
    </style:style>
    <style:style style:name="Table1.B" style:family="table-column">
      <style:table-column-properties style:column-width="3.323cm"/>
    </style:style>
    <style:style style:name="Table1.C" style:family="table-column">
      <style:table-column-properties style:column-width="6.929cm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">
      <style:paragraph-properties fo:margin-top="0cm" fo:margin-bottom="0cm" fo:line-height="100%"/>
      <style:text-properties fo:font-weight="bold" style:font-weight-asian="bold" style:font-weight-complex="bold"/>
    </style:style>
    <style:style style:name="P2" style:family="paragraph" style:parent-style-name="Normal">
      <style:paragraph-properties fo:margin-top="0cm" fo:margin-bottom="0cm" fo:line-height="100%"/>
    </style:style>
    <style:style style:name="P3" style:family="paragraph" style:parent-style-name="Normal">
      <style:paragraph-properties fo:margin-top="0cm" fo:margin-bottom="0cm" fo:line-height="100%" style:writing-mode="lr-tb"/>
    </style:style>
    <style:style style:name="P4" style:family="paragraph" style:parent-style-name="Normal">
      <style:paragraph-properties style:writing-mode="lr-tb"/>
    </style:style>
    <style:style style:name="P5" style:family="paragraph" style:parent-style-name="Normal" style:list-style-name="L2"/>
    <style:style style:name="P6" style:family="paragraph" style:parent-style-name="Normal" style:list-style-name="L1">
      <style:paragraph-properties style:writing-mode="lr-tb"/>
    </style:style>
    <style:style style:name="P7" style:family="paragraph" style:parent-style-name="Normal" style:list-style-name="L2">
      <style:paragraph-properties style:writing-mode="lr-tb"/>
    </style:style>
    <style:style style:name="P8" style:family="paragraph" style:parent-style-name="Normal" style:list-style-name="L3">
      <style:paragraph-properties style:writing-mode="lr-tb"/>
    </style:style>
    <style:style style:name="P9" style:family="paragraph" style:parent-style-name="Normal" style:list-style-name="L4">
      <style:paragraph-properties style:writing-mode="lr-tb"/>
    </style:style>
    <style:style style:name="P10" style:family="paragraph" style:parent-style-name="Title" style:master-page-name="MP0">
      <style:paragraph-properties style:page-number="auto" fo:break-before="pag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PR Database implementation details for CPR Broker</text:p>
      <text:h text:style-name="Heading_20_1" text:outline-level="1">Database view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Database object name</text:p>
          </table:table-cell>
          <table:table-cell table:style-name="Table1.A1" office:value-type="string">
            <text:p text:style-name="P1">Name in code</text:p>
          </table:table-cell>
          <table:table-cell table:style-name="Table1.A1" office:value-type="string">
            <text:p text:style-name="P1">Usage</text:p>
          </table:table-cell>
        </table:table-row>
        <table:table-row>
          <table:table-cell table:style-name="Table1.A1" office:value-type="string">
            <text:p text:style-name="P2">DTTOTAL</text:p>
          </table:table-cell>
          <table:table-cell table:style-name="Table1.A1" office:value-type="string">
            <text:p text:style-name="P2">PersonTotal</text:p>
          </table:table-cell>
          <table:table-cell table:style-name="Table1.A1" office:value-type="string">
            <text:p text:style-name="P3">Most citizen data</text:p>
          </table:table-cell>
        </table:table-row>
        <table:table-row>
          <table:table-cell table:style-name="Table1.A1" office:value-type="string">
            <text:p text:style-name="P2">DTPERSBO</text:p>
          </table:table-cell>
          <table:table-cell table:style-name="Table1.A1" office:value-type="string">
            <text:p text:style-name="P2">PersonAddress</text:p>
          </table:table-cell>
          <table:table-cell table:style-name="Table1.A1" office:value-type="string">
            <text:p text:style-name="P2">Danish address for people</text:p>
          </table:table-cell>
        </table:table-row>
        <table:table-row>
          <table:table-cell table:style-name="Table1.A1" office:value-type="string">
            <text:p text:style-name="P2">DTNAVNE</text:p>
          </table:table-cell>
          <table:table-cell table:style-name="Table1.A1" office:value-type="string">
            <text:p text:style-name="P2">PersonName</text:p>
          </table:table-cell>
          <table:table-cell table:style-name="Table1.A1" office:value-type="string">
            <text:p text:style-name="P2">Person name</text:p>
          </table:table-cell>
        </table:table-row>
        <table:table-row>
          <table:table-cell table:style-name="Table1.A1" office:value-type="string">
            <text:p text:style-name="P2">DTBOERN</text:p>
          </table:table-cell>
          <table:table-cell table:style-name="Table1.A1" office:value-type="string">
            <text:p text:style-name="P2">Child</text:p>
          </table:table-cell>
          <table:table-cell table:style-name="Table1.A1" office:value-type="string">
            <text:p text:style-name="P2">Retrieving person children</text:p>
          </table:table-cell>
        </table:table-row>
        <table:table-row>
          <table:table-cell table:style-name="Table1.A1" office:value-type="string">
            <text:p text:style-name="P2">DTSTAT</text:p>
          </table:table-cell>
          <table:table-cell table:style-name="Table1.A1" office:value-type="string">
            <text:p text:style-name="P2">Nationality</text:p>
          </table:table-cell>
          <table:table-cell table:style-name="Table1.A1" office:value-type="string">
            <text:p text:style-name="P2">Retrieving person nationality</text:p>
          </table:table-cell>
        </table:table-row>
        <table:table-row>
          <table:table-cell table:style-name="Table1.A1" office:value-type="string">
            <text:p text:style-name="P2">DTSEPARATION</text:p>
          </table:table-cell>
          <table:table-cell table:style-name="Table1.A1" office:value-type="string">
            <text:p text:style-name="P2">Separation</text:p>
          </table:table-cell>
          <table:table-cell table:style-name="Table1.A1" office:value-type="string">
            <text:p text:style-name="P2">Detecting separation of married people</text:p>
          </table:table-cell>
        </table:table-row>
      </table:table>
      <text:p text:style-name="Normal"/>
      <text:h text:style-name="Heading_20_1" text:outline-level="1">Assumptions</text:h>
      <text:p text:style-name="Normal">The implementation code takes some decisions based on a few assumptions. This section describes these decisions.</text:p>
      <text:h text:style-name="Heading_20_2" text:outline-level="2">Address</text:h>
      <text:p text:style-name="Normal">People without an active address will have no address returned in the result. An active address is identified as the record in DTPERSBO that has ANNKOR(CorrectionMarker) = null and has the largest value for TILFDTO(AddressStartDate).</text:p>
      <text:h text:style-name="Heading_20_3" text:outline-level="3">AddressAccessType</text:h>
      <text:p text:style-name="Normal">This is filled from DTPERSBO</text:p>
      <text:h text:style-name="Heading_20_3" text:outline-level="3">AddressPostalType</text:h>
      <text:p text:style-name="Normal">This is filled from DTPERSBO (PersonAddress)</text:p>
      <text:list xml:id="list32322195" text:style-name="L1">
        <text:list-item>
          <text:p text:style-name="P6">CountryIdentificationCode: will always have CountryIdentificationCodeType=imk, and Value=5100. This means all addresses are Danish, because there seems no foreign addresses in the DTPERSBO(PersonAddress) table</text:p>
        </text:list-item>
        <text:list-item>
          <text:p text:style-name="P6">StreetName is exactly the same as StreetNameForAddressingName, both come from DTPERSBO(PersonAddress).VEJADNVN(StreetAddressingName).</text:p>
        </text:list-item>
        <text:list-item>
          <text:p text:style-name="P6"><text:soft-page-break/>DistrictSubdivisionIdentifier, <text:s/>MailDeliverySublocationIdentifier, PostOfficeBoxIdentifier will always be null.</text:p>
        </text:list-item>
      </text:list>
      <text:h text:style-name="Heading_20_2" text:outline-level="2">CprBorgerType</text:h>
      <text:list xml:id="list32309130" text:style-name="L2">
        <text:list-item>
          <text:p text:style-name="P5">FolkekirkeMedlemIndikator will be true if DTTOTAL.FKIRK if F or f</text:p>
        </text:list-item>
        <text:list-item>
          <text:p text:style-name="P7">AdresseNoteTekst will always be null</text:p>
        </text:list-item>
        <text:list-item>
          <text:p text:style-name="P7">FolkeregisterAdresse will have value if there is a valid record in DTPERSBO (PersonAddress). This is true even if the latest address is no longer active (as is the case for dead citizens)</text:p>
          <text:p text:style-name="P7">The result will take the value from the latest valid address record. A valid address record is one that has its ANNKOR (CorrectionMarker) = null</text:p>
        </text:list-item>
        <text:list-item>
          <text:p text:style-name="P7">ForskerBeskyttelseIndikator will be true if DTTOTAL.LBMRK(DirectoryProtectionMarker) is '1', false otherwise.</text:p>
        </text:list-item>
        <text:list-item>
          <text:p text:style-name="P7">PersonNationalityCode will have value if there is a valid record in DTSTAT (Nationality). This is true even if the latest nationality is no longer active.</text:p>
        </text:list-item>
        <text:list-item>
          <text:p text:style-name="P7">PersonNummerGyldighedStatusIndikator: False if DTTOTAL.STATUS is 30,50,60. True if status is 1,3,5,7,20,70,80,90. Exception is thrown otherwise.</text:p>
        </text:list-item>
        <text:list-item>
          <text:p text:style-name="P7">NavneAdresseBeskyttelseIndikator: True if DTTOTAL.ABMRK (AddressProtectionMarker) is <text:s/>'1', false otherwise.</text:p>
        </text:list-item>
        <text:list-item>
          <text:p text:style-name="P7">FolkekirkeMedlemIndikator: True if DTTOTAL.FKIRK(ChristianMark) is 'F', false otherwise.</text:p>
        </text:list-item>
        <text:list-item>
          <text:p text:style-name="P7">TelefonNummerBeskyttelseIndikator will always be null.</text:p>
        </text:list-item>
      </text:list>
      <text:h text:style-name="Heading_20_2" text:outline-level="2">RelationListeType</text:h>
      <text:list xml:id="list32304611" text:style-name="L3">
        <text:list-item>
          <text:p text:style-name="P8">Fader will have value if the column DTTOTAL.FAR (Father) has a value that can be translated into a CPR number. The field DTTOTAL.FARMRK has no effect. The same applies for Moder/MOR/MORMRK.</text:p>
        </text:list-item>
        <text:list-item>
          <text:p text:style-name="P8">Sometimes, the person is registered in DTCIV as divorced ('F') – or widows ('E'), but without an earlier record that specifies the marriage period (with status 'G'). In this case, the person will have a relationship in Aegtefaelle(Spouses) with an end date that comes from the 'divorce' start date, but without a start date (as we have no way of telling when the person got married).</text:p>
          <text:p text:style-name="P8">The same applies for registered partnerships, but with different flags.</text:p>
        </text:list-item>
      </text:list>
      <text:h text:style-name="Heading_20_2" text:outline-level="2"><text:soft-page-break/>CivilStatusType</text:h>
      <text:list xml:id="list32309706" text:style-name="L4">
        <text:list-item>
          <text:p text:style-name="P9">Married/partnered people (DTTOTAL.CIVST = 'G' or 'P') are returned as separated when there is an active separation record in DTSEPARATION. An active record is identified as having ANNKOR = null and SLUTDATE &lt;&gt;null.</text:p>
        </text:list-item>
        <text:list-item>
          <text:p text:style-name="P9">If marital status is single, the effect start date will be null.</text:p>
          <text:p text:style-name="P9">Shall we use the birth date as the start date in this case?</text:p>
        </text:list-item>
        <text:list-item>
          <text:p text:style-name="P9">Dead people will always be returned as Ugift(Single).</text:p>
        </text:list-item>
      </text:list>
      <text:h text:style-name="Heading_20_2" text:outline-level="2">Nationality</text:h>
      <text:p text:style-name="P4">Only the currently active nationality is taken into account. This is true for CprBorgerType and UdenlandskBorgerType. An active nationality is <text:s/>taken from table DTSTAT and identified by having both ANNKOR(CorrectionMarker) and HAENSLUT(NationalityEndDate) equal to null.</text:p>
      <text:p text:style-name="P4">A person with no active nationality is considered stateless, will be returned as CprBorgerType with PersonNationalityCode as null (if AlwaysReturnCprBorgerType option is set to true), or returned as UkendtBorgerType otherwise.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fo:text-shadow="none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Arial" style:font-size-complex="11pt" style:language-complex="en" style:country-complex="US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fo:keep-together="always" fo:hyphenation-ladder-count="no-limit" fo:keep-with-next="always"/>
      <style:text-properties fo:color="#365f91" style:font-name="Cambria" fo:font-size="14pt" fo:font-weight="bold" style:font-size-asian="14pt" style:font-weight-asian="bold" style:font-name-complex="Times New Roman" style:font-size-complex="14pt" style:font-weight-complex="bold" fo:hyphenate="tru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3pt" fo:font-weight="bold" style:font-size-asian="13pt" style:font-weight-asian="bold" style:font-name-complex="Times New Roman" style:font-size-complex="13pt" style:font-weight-complex="bold" fo:hyphenate="tru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fo:keep-together="always" fo:hyphenation-ladder-count="no-limit" fo:keep-with-next="always"/>
      <style:text-properties fo:color="#4f81bd" style:font-name="Cambria" fo:font-weight="bold" style:font-weight-asian="bold" style:font-name-complex="Times New Roman" style:font-weight-complex="bold" fo:hyphenate="tru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tyle="italic" fo:font-weight="bold" style:font-style-asian="italic" style:font-weight-asian="bold" style:font-name-complex="Times New Roman" style:font-style-complex="italic" style:font-weight-complex="bold" fo:hyphenate="tru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fo:keep-together="always" fo:hyphenation-ladder-count="no-limit" fo:keep-with-next="always"/>
      <style:text-properties fo:color="#243f60" style:font-name="Cambria" style:font-name-complex="Times New Roman" fo:hyphenate="tru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fo:keep-together="always" fo:hyphenation-ladder-count="no-limit" fo:keep-with-next="always"/>
      <style:text-properties fo:color="#243f60" style:font-name="Cambria" fo:font-style="italic" style:font-style-asian="italic" style:font-name-complex="Times New Roman" style:font-style-complex="italic" fo:hyphenate="tru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fo:keep-together="always" fo:hyphenation-ladder-count="no-limit" fo:keep-with-next="always"/>
      <style:text-properties fo:color="#404040" style:font-name="Cambria" fo:font-style="italic" style:font-style-asian="italic" style:font-name-complex="Times New Roman" style:font-style-complex="italic" fo:hyphenate="tru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0pt" style:font-size-asian="10pt" style:font-name-complex="Times New Roman" style:font-size-complex="10pt" fo:hyphenate="tru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fo:keep-together="always" fo:hyphenation-ladder-count="no-limit" fo:keep-with-next="always"/>
      <style:text-properties fo:color="#404040" style:font-name="Cambria" fo:font-size="10pt" fo:font-style="italic" style:font-size-asian="10pt" style:font-style-asian="italic" style:font-name-complex="Times New Roman" style:font-size-complex="10pt" style:font-style-complex="italic"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tru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Title" style:family="paragraph" style:parent-style-name="Normal" style:next-style-name="Normal" style:class="chapter">
      <style:paragraph-properties fo:margin-top="0cm" fo:margin-bottom="0.529cm" fo:line-height="100%" fo:hyphenation-ladder-count="no-limit" fo:padding="0cm" fo:border-left="none" fo:border-right="none" fo:border-top="none" fo:border-bottom="0.99pt solid #4f81bd" style:shadow="none"/>
      <style:text-properties fo:color="#17365d" style:font-name="Cambria" fo:font-size="26pt" fo:letter-spacing="0.009cm" style:letter-kerning="true" style:font-size-asian="26pt" style:font-name-complex="Times New Roman" style:font-size-complex="26pt" fo:hyphenate="tru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size="12pt" fo:letter-spacing="0.026cm" fo:font-style="italic" style:font-size-asian="12pt" style:font-style-asian="italic" style:font-name-complex="Times New Roman" style:font-size-complex="12pt" style:font-style-complex="italic" fo:hyphenate="true" fo:hyphenation-remain-char-count="0" fo:hyphenation-push-char-count="0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true" fo:hyphenation-remain-char-count="0" fo:hyphenation-push-char-count="0"/>
    </style:style>
    <style:style style:name="No_20_Spacing" style:display-name="No Spacing" style:family="paragraph">
      <style:paragraph-properties fo:margin-top="0cm" fo:margin-bottom="0cm" fo:line-height="100%" fo:hyphenation-ladder-count="no-limit"/>
      <style:text-properties fo:hyphenate="true" fo:hyphenation-remain-char-count="0" fo:hyphenation-push-char-count="0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style-complex="italic" fo:hyphenate="true" fo:hyphenation-remain-char-count="0" fo:hyphenation-push-char-count="0"/>
    </style:style>
    <style:style style:name="Intense_20_Quote" style:display-name="Intense Quote" style:family="paragraph" style:parent-style-name="Normal" style:next-style-name="Normal">
      <style:paragraph-properties fo:margin-left="1.651cm" fo:margin-right="1.651cm" fo:margin-top="0.353cm" fo:margin-bottom="0.494cm" fo:hyphenation-ladder-count="no-limit" fo:text-indent="0cm" style:auto-text-indent="false" fo:padding="0cm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true" fo:hyphenation-remain-char-count="0" fo:hyphenation-push-char-count="0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/>
      <style:text-properties fo:hyphenate="tru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Title_20_Char" style:display-name="Title Char" style:family="text" style:parent-style-name="Default_20_Paragraph_20_Fon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name-asian="Times New Roman" style:font-weight-asian="bold" style:font-name-complex="Times New Roman" style:font-weight-complex="bold"/>
    </style:style>
    <style:style style:name="Heading_20_4_20_Char" style:display-name="Heading 4 Char" style:family="text" style:parent-style-name="Default_20_Paragraph_20_Font"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style:font-name-asian="Times New Roman" style:font-name-complex="Times New Roman"/>
    </style:style>
    <style:style style:name="Heading_20_6_20_Char" style:display-name="Heading 6 Char" style:family="text" style:parent-style-name="Default_20_Paragraph_20_Font">
      <style:text-properties fo:color="#243f60" style:font-name="Cambria" fo:font-style="italic" style:font-name-asian="Times New Roman" style:font-style-asian="italic" style:font-name-complex="Times New Roman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font-style="italic" style:font-name-asian="Times New Roman" style:font-style-asian="italic" style:font-name-complex="Times New Roman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mbria" fo:font-size="10pt" style:font-name-asian="Times New Roman" style:font-size-asian="10pt" style:font-name-complex="Times New Roman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mbria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4f81bd" style:font-name="Cambria" fo:font-size="12pt" fo:letter-spacing="0.026cm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WW_5f_CharLFO1LVL1" style:display-name="WW_CharLFO1LVL1" style:family="text">
      <style:text-properties style:font-name="Calibri" style:font-name-asian="Calibri" style:font-name-complex="Aria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103</meta:generator>
    <dc:title/>
    <dc:description/>
    <dc:subject/>
    <meta:initial-creator>Beemen Beshara</meta:initial-creator>
    <meta:creation-date>2011-11-13T15:14:00Z</meta:creation-date>
    <dc:date>2012-04-11T14:33:15.65</dc:date>
    <meta:editing-cycles>37</meta:editing-cycles>
    <meta:editing-duration>PT13H6M49S</meta:editing-duration>
    <meta:document-statistic meta:table-count="1" meta:image-count="0" meta:object-count="0" meta:page-count="3" meta:paragraph-count="0" meta:word-count="561" meta:character-count="3969" meta:non-whitespace-character-count="3482"/>
    <meta:template xlink:type="simple" xlink:actuate="onRequest" xlink:title="" xlink:href="Normal.dotm"/>
  </office:meta>
</office:document-meta>
</file>